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RMO
Recorrido: Ministério Público do Estado de Goiás</text:p>
      <text:p>O Ministério Público do Estado de Goiás, por meio deste Promotoria de Justiça, vem apresentar suas
CONTRARRAZÕES AO RECURSO ESPECIAL
interposto por GUILHERME JÚNIOR DA SILVA CARMO, com fundamento no artigo 1.030 do Código de Processo Civil c/c o artigo 3º do Código de Processo Penal, requerendo que sejam recebidas e regularmente processadas, conforme adiante aduzido.</text:p>
      <text:p>Goiânia, 14 de May de 2025.</text:p>
      <text:p>Promotor(a) de Justiça
Delegacia de Promotoria de Justiça</text:p>
      <text:p>CONTRARRAZÕES AO RECURSO ESPECIAL</text:p>
      <text:p>Eminente Tribunal Superior de Justiça,</text:p>
      <text:p>GUILHERME JÚNIOR DA SILVA CARMO, já qualificado(a) nos autos em epígrafe, irresignado com os v. Acórdãos dos eventos n.º 193 e 217, interpôs o presente Recurso Especial, com fundamento no artigo 105, III, a, da Constituição Federal.</text:p>
      <text:p>É o sucinto relatório.</text:p>
      <text:p>DO MÉRITO RECURSAL</text:p>
      <text:p>O acórdão recorrido deve ser mantido por seus próprios e jurídicos fundamentos, os quais se mostram irrefutáveis e em consonância com a pacífica jurisprudência pátria.  A condenação do recorrente pela prática do crime previsto no artigo 180, §§ 1º e 2º, do Código Penal, encontra-se devidamente fundamentada na prova produzida nos autos, não havendo qualquer vício a macular o decisum recorrido. As alegações do recorrente, no sentido de ilicitude das provas e desclassificação para receptação simples ou culposa, carecem de amparo fático-probatório e demonstram mera tentativa de revisão do conjunto probatório, o que é vedado em sede de recurso especial, ante o óbice da Súmula 7 do Superior Tribunal de Justiça.</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Delegacia de Promotoria de Justiça</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